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25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33ff99" fo:border="0.06pt solid #000000"/>
    </style:style>
    <style:style style:name="ce4" style:family="table-cell" style:parent-style-name="Default">
      <style:table-cell-properties fo:background-color="#ff33ff" fo:border="0.06pt solid #000000"/>
    </style:style>
    <style:style style:name="ce5" style:family="table-cell" style:parent-style-name="Default">
      <style:table-cell-properties fo:background-color="#3399ff" fo:border="0.06pt solid #0000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4" table:default-cell-style-name="ce1"/>
        <table:table-column table:style-name="co1" table:default-cell-style-name="Default"/>
        <table:table-column table:style-name="co3" table:default-cell-style-name="ce5"/>
        <table:table-row table:style-name="ro1">
          <table:table-cell/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Dispositivos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Demora</text:p>
          </table:table-cell>
          <table:table-cell office:value-type="string" calcext:value-type="string">
            <text:p>Inet</text:p>
          </table:table-cell>
          <table:table-cell/>
          <table:table-cell table:style-name="ce2" office:value-type="string" calcext:value-type="string">
            <text:p>Tiempo Unidad</text:p>
          </table:table-cell>
        </table:table-row>
        <table:table-row table:style-name="ro1">
          <table:table-cell/>
          <table:table-cell office:value-type="string" calcext:value-type="string">
            <text:p>Cantidad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"/>
        </table:table-row>
        <table:table-row table:style-name="ro1">
          <table:table-cell/>
          <table:table-cell office:value-type="string" calcext:value-type="string">
            <text:p>Unidad</text:p>
          </table:table-cell>
          <table:table-cell office:value-type="string" calcext:value-type="string">
            <text:p>K Ins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Visitas</text:p>
          </table:table-cell>
          <table:table-cell office:value-type="string" calcext:value-type="string">
            <text:p>Units</text:p>
          </table:table-cell>
          <table:table-cell/>
          <table:table-cell table:style-name="ce1"/>
        </table:table-row>
        <table:table-row table:style-name="ro1">
          <table:table-cell/>
          <table:table-cell office:value-type="string" calcext:value-type="string">
            <text:p>WorkUnits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3" table:formula="of:=[.C5]*[.C9]" office:value-type="float" office:value="0.00225" calcext:value-type="float">
            <text:p>0,00225</text:p>
          </table:table-cell>
        </table:table-row>
        <table:table-row table:style-name="ro1">
          <table:table-cell/>
          <table:table-cell office:value-type="string" calcext:value-type="string">
            <text:p>LocalDB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table:formula="of:= ([.C6] * [.C9]) +([.D6] * [.D9])" office:value-type="float" office:value="0.37125" calcext:value-type="float">
            <text:p>0,37125</text:p>
          </table:table-cell>
        </table:table-row>
        <table:table-row table:style-name="ro1">
          <table:table-cell/>
          <table:table-cell office:value-type="string" calcext:value-type="string">
            <text:p>Mensajes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formula="of:= [.C7]*[.C9] + [.D7] * [.D9] + [.F7]*[.F9]" office:value-type="float" office:value="0.18375" calcext:value-type="float">
            <text:p>0,18375</text:p>
          </table:table-cell>
        </table:table-row>
        <table:table-row table:style-name="ro1">
          <table:table-cell/>
          <table:table-cell office:value-type="string" calcext:value-type="string">
            <text:p>Demo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formula="of:= [.E8] *[.E9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45" calcext:value-type="float">
            <text:p>0,045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/>
          <table:table-cell table:style-name="Default"/>
        </table:table-row>
        <table:table-row table:style-name="ro1" table:number-rows-repeated="3">
          <table:table-cell/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Recurso Software</text:p>
          </table:table-cell>
          <table:table-cell office:value-type="string" calcext:value-type="string">
            <text:p>WorkUnits</text:p>
          </table:table-cell>
          <table:table-cell office:value-type="string" calcext:value-type="string">
            <text:p>LocalDB</text:p>
          </table:table-cell>
          <table:table-cell office:value-type="string" calcext:value-type="string">
            <text:p>Mensajes</text:p>
          </table:table-cell>
          <table:table-cell office:value-type="string" calcext:value-type="string">
            <text:p>Delay</text:p>
          </table:table-cell>
          <table:table-cell/>
          <table:table-cell table:style-name="ce4" office:value-type="string" calcext:value-type="string">
            <text:p>Tiempo Función</text:p>
          </table:table-cell>
        </table:table-row>
        <table:table-row table:style-name="ro1">
          <table:table-cell/>
          <table:table-cell office:value-type="string" calcext:value-type="string">
            <text:p>appAlum.confSM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 [.C14] * [.H5] + [.D14] * [.H6] +[.E14] *[.H7] + [.F14] * [.H8]" office:value-type="float" office:value="0.747" calcext:value-type="float">
            <text:p>0,747</text:p>
          </table:table-cell>
        </table:table-row>
        <table:table-row table:style-name="ro1">
          <table:table-cell/>
          <table:table-cell office:value-type="string" calcext:value-type="string">
            <text:p>appAlum.dmInform(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 [.C15] * [.H5] + [.D15] * [.H6] +[.E15] *[.H7] + [.F15] * [.H8]" office:value-type="float" office:value="10.36975" calcext:value-type="float">
            <text:p>10,36975</text:p>
          </table:table-cell>
        </table:table-row>
        <table:table-row table:style-name="ro1">
          <table:table-cell/>
          <table:table-cell office:value-type="string" calcext:value-type="string">
            <text:p>appAlum.getInici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 [.C16] * [.H5] + [.D16] * [.H6] +[.E16] *[.H7] + [.F16] * [.H8]" office:value-type="float" office:value="0.747" calcext:value-type="float">
            <text:p>0,747</text:p>
          </table:table-cell>
        </table:table-row>
        <table:table-row table:style-name="ro1">
          <table:table-cell/>
          <table:table-cell office:value-type="string" calcext:value-type="string">
            <text:p>appAlum.logi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 [.C17] * [.H5] + [.D17] * [.H6] +[.E17] *[.H7] + [.F17] * [.H8]" office:value-type="float" office:value="0.747" calcext:value-type="float">
            <text:p>0,747</text:p>
          </table:table-cell>
        </table:table-row>
        <table:table-row table:style-name="ro1">
          <table:table-cell/>
          <table:table-cell office:value-type="string" calcext:value-type="string">
            <text:p>appAlum.mkEspDc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 [.C18] * [.H5] + [.D18] * [.H6] +[.E18] *[.H7] + [.F18] * [.H8]" office:value-type="float" office:value="4.5535" calcext:value-type="float">
            <text:p>4,5535</text:p>
          </table:table-cell>
        </table:table-row>
        <table:table-row table:style-name="ro1">
          <table:table-cell/>
          <table:table-cell office:value-type="string" calcext:value-type="string">
            <text:p>appAlum.registr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 [.C19] * [.H5] + [.D19] * [.H6] +[.E19] *[.H7] + [.F19] * [.H8]" office:value-type="float" office:value="0.747" calcext:value-type="float">
            <text:p>0,747</text:p>
          </table:table-cell>
        </table:table-row>
        <table:table-row table:style-name="ro1">
          <table:table-cell/>
          <table:table-cell office:value-type="string" calcext:value-type="string">
            <text:p>kbAptes.readAp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 [.C20] * [.H5] + [.D20] * [.H6] +[.E20] *[.H7] + [.F20] * [.H8]" office:value-type="float" office:value="0.36975" calcext:value-type="float">
            <text:p>0,36975</text:p>
          </table:table-cell>
        </table:table-row>
        <table:table-row table:style-name="ro1">
          <table:table-cell/>
          <table:table-cell office:value-type="string" calcext:value-type="string">
            <text:p>kbAptes.updteAp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 [.C21] * [.H5] + [.D21] * [.H6] +[.E21] *[.H7] + [.F21] * [.H8]" office:value-type="float" office:value="0.36975" calcext:value-type="float">
            <text:p>0,36975</text:p>
          </table:table-cell>
        </table:table-row>
        <table:table-row table:style-name="ro1">
          <table:table-cell/>
          <table:table-cell office:value-type="string" calcext:value-type="string">
            <text:p>kbNbook.statNboo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 [.C22] * [.H5] + [.D22] * [.H6] +[.E22] *[.H7] + [.F22] * [.H8]" office:value-type="float" office:value="0.36975" calcext:value-type="float">
            <text:p>0,36975</text:p>
          </table:table-cell>
        </table:table-row>
        <table:table-row table:style-name="ro1">
          <table:table-cell/>
          <table:table-cell office:value-type="string" calcext:value-type="string">
            <text:p>kbPdg.checkPd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 [.C23] * [.H5] + [.D23] * [.H6] +[.E23] *[.H7] + [.F23] * [.H8]" office:value-type="float" office:value="1.11225" calcext:value-type="float">
            <text:p>1,11225</text:p>
          </table:table-cell>
        </table:table-row>
        <table:table-row table:style-name="ro1">
          <table:table-cell/>
          <table:table-cell office:value-type="string" calcext:value-type="string">
            <text:p>kbPdg.statPd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 [.C24] * [.H5] + [.D24] * [.H6] +[.E24] *[.H7] + [.F24] * [.H8]" office:value-type="float" office:value="0.36975" calcext:value-type="float">
            <text:p>0,36975</text:p>
          </table:table-cell>
        </table:table-row>
        <table:table-row table:style-name="ro1">
          <table:table-cell/>
          <table:table-cell office:value-type="string" calcext:value-type="string">
            <text:p>kbPdg.updtePd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 [.C25] * [.H5] + [.D25] * [.H6] +[.E25] *[.H7] + [.F25] * [.H8]" office:value-type="float" office:value="0.36975" calcext:value-type="float">
            <text:p>0,36975</text:p>
          </table:table-cell>
        </table:table-row>
        <table:table-row table:style-name="ro1">
          <table:table-cell/>
          <table:table-cell office:value-type="string" calcext:value-type="string">
            <text:p>kbTest.statTe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 [.C26] * [.H5] + [.D26] * [.H6] +[.E26] *[.H7] + [.F26] * [.H8]" office:value-type="float" office:value="0.36975" calcext:value-type="float">
            <text:p>0,36975</text:p>
          </table:table-cell>
        </table:table-row>
        <table:table-row table:style-name="ro1">
          <table:table-cell/>
          <table:table-cell office:value-type="string" calcext:value-type="string">
            <text:p>kbTest.updteTe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 [.C27] * [.H5] + [.D27] * [.H6] +[.E27] *[.H7] + [.F27] * [.H8]" office:value-type="float" office:value="0.36975" calcext:value-type="float">
            <text:p>0,36975</text:p>
          </table:table-cell>
        </table:table-row>
        <table:table-row table:style-name="ro1">
          <table:table-cell/>
          <table:table-cell office:value-type="string" calcext:value-type="string">
            <text:p>prcsAlum.creaCuen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 [.C28] * [.H5] + [.D28] * [.H6] +[.E28] *[.H7] + [.F28] * [.H8]" office:value-type="float" office:value="0.74925" calcext:value-type="float">
            <text:p>0,74925</text:p>
          </table:table-cell>
        </table:table-row>
        <table:table-row table:style-name="ro1">
          <table:table-cell/>
          <table:table-cell office:value-type="string" calcext:value-type="string">
            <text:p>prcsAlum.verfCr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 [.C29] * [.H5] + [.D29] * [.H6] +[.E29] *[.H7] + [.F29] * [.H8]" office:value-type="float" office:value="0.74925" calcext:value-type="float">
            <text:p>0,74925</text:p>
          </table:table-cell>
        </table:table-row>
        <table:table-row table:style-name="ro1">
          <table:table-cell/>
          <table:table-cell office:value-type="string" calcext:value-type="string">
            <text:p>prcsAlum.verfDato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 [.C30] * [.H5] + [.D30] * [.H6] +[.E30] *[.H7] + [.F30] * [.H8]" office:value-type="float" office:value="0.74925" calcext:value-type="float">
            <text:p>0,74925</text:p>
          </table:table-cell>
        </table:table-row>
        <table:table-row table:style-name="ro1">
          <table:table-cell/>
          <table:table-cell office:value-type="string" calcext:value-type="string">
            <text:p>prcsPdg.confEspDct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 [.C31] * [.H5] + [.D31] * [.H6] +[.E31] *[.H7] + [.F31] * [.H8]" office:value-type="float" office:value="2.60775" calcext:value-type="float">
            <text:p>2,60775</text:p>
          </table:table-cell>
        </table:table-row>
        <table:table-row table:style-name="ro1">
          <table:table-cell/>
          <table:table-cell office:value-type="string" calcext:value-type="string">
            <text:p>prcsPdg.updtStatu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 [.C32] * [.H5] + [.D32] * [.H6] +[.E32] *[.H7] + [.F32] * [.H8]" office:value-type="float" office:value="0.74925" calcext:value-type="float">
            <text:p>0,74925</text:p>
          </table:table-cell>
        </table:table-row>
        <table:table-row table:style-name="ro1">
          <table:table-cell/>
          <table:table-cell office:value-type="string" calcext:value-type="string">
            <text:p>srvCUsr.queryUsr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 [.C33] * [.H5] + [.D33] * [.H6] +[.E33] *[.H7] + [.F33] * [.H8]" office:value-type="float" office:value="1.55725" calcext:value-type="float">
            <text:p>1,55725</text:p>
          </table:table-cell>
        </table:table-row>
        <table:table-row table:style-name="ro1">
          <table:table-cell/>
          <table:table-cell office:value-type="string" calcext:value-type="string">
            <text:p>srvCUsr.updteUsr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 [.C34] * [.H5] + [.D34] * [.H6] +[.E34] *[.H7] + [.F34] * [.H8]" office:value-type="float" office:value="1.55725" calcext:value-type="float">
            <text:p>1,55725</text:p>
          </table:table-cell>
        </table:table-row>
        <table:table-row table:style-name="ro1">
          <table:table-cell/>
          <table:table-cell office:value-type="string" calcext:value-type="string">
            <text:p>srvSExt.sendS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 [.C35] * [.H5] + [.D35] * [.H6] +[.E35] *[.H7] + [.F35] * [.H8]" office:value-type="float" office:value="0.36975" calcext:value-type="float">
            <text:p>0,369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21:43:26.514334464</meta:creation-date>
    <dc:date>2018-05-12T22:24:25.377851929</dc:date>
    <meta:editing-duration>PT8M37S</meta:editing-duration>
    <meta:editing-cycles>2</meta:editing-cycles>
    <meta:generator>LibreOffice/5.1.6.2$Linux_X86_64 LibreOffice_project/10m0$Build-2</meta:generator>
    <meta:document-statistic meta:table-count="1" meta:cell-count="183" meta:object-count="0"/>
  </office:meta>
</office:document-meta>
</file>